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38300000124E1ED40F446AFF790.png" manifest:media-type="image/png"/>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Wingdings" svg:font-family="Wingdings" style:font-charset="x-symbol"/>
    <style:font-face style:name="Wingdings 2" svg:font-family="'Wingdings 2'" style:font-charset="x-symbol"/>
    <style:font-face style:name="OpenSymbol" svg:font-family="OpenSymbol" style:font-adornments="Regular" style:font-pitch="variable" style:font-charset="x-symbol"/>
    <style:font-face style:name="Arial1" svg:font-family="Arial"/>
    <style:font-face style:name="Arial" svg:font-family="Arial" style:font-family-generic="roman" style:font-pitch="variable"/>
    <style:font-face style:name="Liberation Sans" svg:font-family="'Liberation Sans'" style:font-family-generic="roman" style:font-pitch="variable"/>
    <style:font-face style:name="Arial2"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1" svg:font-family="OpenSymbol"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automatic-styles>
    <style:style style:name="P1" style:family="paragraph" style:parent-style-name="LO-normal">
      <style:paragraph-properties fo:line-height="100%" fo:orphans="0" fo:widows="0"/>
    </style:style>
    <style:style style:name="P2" style:family="paragraph" style:parent-style-name="LO-normal">
      <style:paragraph-properties fo:text-align="end" style:justify-single-word="false"/>
      <style:text-properties fo:font-size="10pt" style:font-size-asian="10pt" style:font-size-complex="10pt"/>
    </style:style>
    <style:style style:name="P3" style:family="paragraph" style:parent-style-name="LO-normal">
      <style:paragraph-properties fo:text-align="justify" style:justify-single-word="false"/>
    </style:style>
    <style:style style:name="P4" style:family="paragraph" style:parent-style-name="LO-normal">
      <style:text-properties style:use-window-font-color="true" style:font-name="Arial" fo:font-size="11pt" fo:language="es" fo:country="none" style:letter-kerning="false" style:font-name-asian="Arial2" style:font-size-asian="11pt" style:language-asian="zh" style:country-asian="CN" style:font-name-complex="Arial2" style:font-size-complex="11pt" style:language-complex="hi" style:country-complex="IN"/>
    </style:style>
    <style:style style:name="P5" style:family="paragraph" style:parent-style-name="LO-normal">
      <style:text-properties style:text-underline-style="none"/>
    </style:style>
    <style:style style:name="P6" style:family="paragraph" style:parent-style-name="LO-normal">
      <style:text-properties style:text-underline-style="solid" style:text-underline-width="auto" style:text-underline-color="font-color"/>
    </style:style>
    <style:style style:name="P7" style:family="paragraph" style:parent-style-name="Heading_20_1">
      <style:text-properties fo:color="#0b5394"/>
    </style:style>
    <style:style style:name="P8" style:family="paragraph" style:parent-style-name="Heading_20_1">
      <style:paragraph-properties fo:text-align="justify" style:justify-single-word="false"/>
      <style:text-properties fo:color="#0b5394"/>
    </style:style>
    <style:style style:name="P9" style:family="paragraph" style:parent-style-name="Heading_20_2">
      <style:text-properties fo:color="#0b5394"/>
    </style:style>
    <style:style style:name="P10" style:family="paragraph" style:parent-style-name="Heading_20_2">
      <style:paragraph-properties fo:text-align="justify" style:justify-single-word="false"/>
      <style:text-properties fo:color="#0b5394"/>
    </style:style>
    <style:style style:name="P11" style:family="paragraph" style:parent-style-name="Heading_20_3">
      <style:text-properties fo:color="#0b5394"/>
    </style:style>
    <style:style style:name="P12" style:family="paragraph" style:parent-style-name="Heading_20_3">
      <style:paragraph-properties fo:margin-top="0.564cm" fo:margin-bottom="0.141cm" loext:contextual-spacing="false" fo:line-height="138%" style:writing-mode="lr-tb"/>
      <style:text-properties fo:font-variant="normal" fo:text-transform="none" fo:color="#0b5394" style:text-line-through-style="none" style:text-line-through-type="none" style:font-name="Arial1" fo:font-size="14pt" fo:font-style="normal" style:text-underline-style="none" fo:font-weight="normal" style:text-blinking="false" fo:background-color="transparent"/>
    </style:style>
    <style:style style:name="P13" style:family="paragraph" style:parent-style-name="LO-normal">
      <style:paragraph-properties fo:margin-top="0.564cm" fo:margin-bottom="0.141cm" loext:contextual-spacing="false" fo:line-height="138%" style:writing-mode="lr-tb"/>
      <style:text-properties fo:font-variant="normal" fo:text-transform="none" fo:color="#000000" style:text-line-through-style="none" style:text-line-through-type="none" style:font-name="Arial1" fo:font-size="11pt" fo:font-style="normal" style:text-underline-style="solid" style:text-underline-width="auto" style:text-underline-color="font-color" fo:font-weight="normal" style:text-blinking="false" fo:background-color="transparent"/>
    </style:style>
    <style:style style:name="P1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1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16" style:family="paragraph" style:parent-style-name="Text_20_body">
      <style:paragraph-properties fo:text-align="justify" style:justify-single-word="false"/>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17" style:family="paragraph" style:parent-style-name="Title" style:master-page-name="Standard">
      <style:paragraph-properties style:page-number="1"/>
      <style:text-properties fo:color="#0b5394"/>
    </style:style>
    <style:style style:name="P18" style:family="paragraph" style:parent-style-name="LO-normal" style:list-style-name="WWNum7">
      <style:paragraph-properties fo:margin-left="1.27cm" fo:margin-right="0cm" fo:text-indent="-0.635cm" style:auto-text-indent="false"/>
    </style:style>
    <style:style style:name="P19" style:family="paragraph" style:parent-style-name="LO-normal" style:list-style-name="WWNum7">
      <style:paragraph-properties fo:margin-left="1.27cm" fo:margin-right="0cm" fo:text-indent="-0.635cm" style:auto-text-indent="false"/>
      <style:text-properties fo:font-weight="bold" style:font-weight-asian="bold"/>
    </style:style>
    <style:style style:name="P20" style:family="paragraph" style:parent-style-name="LO-normal" style:list-style-name="WWNum10">
      <style:paragraph-properties fo:margin-left="1.27cm" fo:margin-right="0cm" fo:text-indent="-0.635cm" style:auto-text-indent="false"/>
      <style:text-properties fo:font-weight="bold" style:font-weight-asian="bold"/>
    </style:style>
    <style:style style:name="P21" style:family="paragraph" style:parent-style-name="LO-normal" style:list-style-name="WWNum8">
      <style:paragraph-properties fo:margin-left="1.27cm" fo:margin-right="0cm" fo:text-indent="-0.635cm" style:auto-text-indent="false"/>
    </style:style>
    <style:style style:name="P22" style:family="paragraph" style:parent-style-name="LO-normal" style:list-style-name="WWNum13">
      <style:paragraph-properties fo:margin-left="1.27cm" fo:margin-right="0cm" fo:text-align="justify" style:justify-single-word="false" fo:text-indent="-0.635cm" style:auto-text-indent="false"/>
    </style:style>
    <style:style style:name="P23" style:family="paragraph" style:parent-style-name="LO-normal" style:list-style-name="WWNum12">
      <style:paragraph-properties fo:margin-left="1.27cm" fo:margin-right="0cm" fo:text-align="justify" style:justify-single-word="false" fo:text-indent="-0.635cm" style:auto-text-indent="false"/>
    </style:style>
    <style:style style:name="P24" style:family="paragraph" style:parent-style-name="LO-normal" style:list-style-name="WWNum2">
      <style:paragraph-properties fo:margin-left="1.27cm" fo:margin-right="0cm" fo:text-align="justify" style:justify-single-word="false" fo:text-indent="-0.635cm" style:auto-text-indent="false"/>
    </style:style>
    <style:style style:name="P25" style:family="paragraph" style:parent-style-name="LO-normal" style:list-style-name="WWNum5">
      <style:paragraph-properties fo:margin-left="1.27cm" fo:margin-right="0cm" fo:text-align="justify" style:justify-single-word="false" fo:text-indent="-0.635cm" style:auto-text-indent="false"/>
    </style:style>
    <style:style style:name="P26" style:family="paragraph" style:parent-style-name="LO-normal" style:list-style-name="WWNum1">
      <style:paragraph-properties fo:margin-left="1.27cm" fo:margin-right="0cm" fo:text-align="justify" style:justify-single-word="false" fo:text-indent="-0.635cm" style:auto-text-indent="false"/>
    </style:style>
    <style:style style:name="P27" style:family="paragraph" style:parent-style-name="LO-normal" style:list-style-name="WWNum9">
      <style:paragraph-properties fo:margin-left="1.27cm" fo:margin-right="0cm" fo:text-align="justify" style:justify-single-word="false" fo:text-indent="-0.635cm" style:auto-text-indent="false"/>
    </style:style>
    <style:style style:name="P28" style:family="paragraph" style:parent-style-name="LO-normal" style:list-style-name="WWNum13">
      <style:paragraph-properties fo:margin-left="1.27cm" fo:margin-right="0cm" fo:text-align="justify" style:justify-single-word="false" fo:text-indent="-0.635cm" style:auto-text-indent="false"/>
      <style:text-properties fo:background-color="#ffff00"/>
    </style:style>
    <style:style style:name="P29" style:family="paragraph" style:parent-style-name="LO-normal" style:list-style-name="WWNum6">
      <style:paragraph-properties fo:margin-left="1.27cm" fo:margin-right="0cm" fo:text-indent="-0.635cm" style:auto-text-indent="false"/>
      <style:text-properties style:text-underline-style="solid" style:text-underline-width="auto" style:text-underline-color="font-color"/>
    </style:style>
    <style:style style:name="P30" style:family="paragraph" style:parent-style-name="LO-normal" style:list-style-name="WWNum6">
      <style:paragraph-properties fo:margin-left="1.27cm" fo:margin-right="0cm" fo:text-indent="-0.635cm" style:auto-text-indent="false"/>
    </style:style>
    <style:style style:name="P31" style:family="paragraph" style:parent-style-name="LO-normal" style:list-style-name="WWNum4">
      <style:paragraph-properties fo:margin-left="1.27cm" fo:margin-right="0cm" fo:text-indent="-0.635cm" style:auto-text-indent="false"/>
    </style:style>
    <style:style style:name="P32" style:family="paragraph" style:parent-style-name="LO-normal" style:list-style-name="WWNum3">
      <style:paragraph-properties fo:margin-left="1.27cm" fo:margin-right="0cm" fo:text-align="justify" style:justify-single-word="false" fo:text-indent="-0.635cm" style:auto-text-indent="false"/>
      <style:text-properties style:text-line-through-style="solid" style:text-line-through-type="single"/>
    </style:style>
    <style:style style:name="P33" style:family="paragraph" style:parent-style-name="LO-normal" style:list-style-name="WWNum10">
      <style:paragraph-properties fo:margin-left="1.27cm" fo:margin-right="0cm" fo:text-indent="-0.635cm" style:auto-text-indent="false"/>
    </style:style>
    <style:style style:name="P34" style:family="paragraph" style:parent-style-name="LO-normal" style:list-style-name="WWNum11">
      <style:paragraph-properties fo:margin-left="1.27cm" fo:margin-right="0cm" fo:text-indent="-0.635cm" style:auto-text-indent="false"/>
    </style:style>
    <style:style style:name="P35" style:family="paragraph" style:parent-style-name="LO-normal" style:list-style-name="WWNum11">
      <style:paragraph-properties fo:margin-left="2.54cm" fo:margin-right="0cm" fo:text-indent="-0.635cm" style:auto-text-indent="false"/>
    </style:style>
    <style:style style:name="P3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37" style:family="paragraph">
      <loext:graphic-properties draw:fill="none"/>
      <style:paragraph-properties fo:text-align="center"/>
      <style:text-properties fo:font-size="18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background-color="#ffff00" loext:char-shading-value="0"/>
    </style:style>
    <style:style style:name="T4" style:family="text">
      <style:text-properties fo:background-color="#808000" loext:char-shading-value="0"/>
    </style:style>
    <style:style style:name="T5" style:family="text">
      <style:text-properties fo:font-size="11pt" style:font-size-asian="11pt" style:font-size-complex="11pt"/>
    </style:style>
    <style:style style:name="T6" style:family="text">
      <style:text-properties fo:font-weight="normal" style:font-weight-asian="normal" style:font-weight-complex="normal"/>
    </style:style>
    <style:style style:name="T7" style:family="text">
      <style:text-properties fo:background-color="#81d41a" loext:char-shading-value="0"/>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background-color="#ffff00" loext:char-shading-value="0"/>
    </style:style>
    <style:style style:name="T10" style:family="text">
      <style:text-properties style:use-window-font-color="true" fo:background-color="#ffaa95" loext:char-shading-value="0"/>
    </style:style>
    <style:style style:name="T11" style:family="text">
      <style:text-properties style:use-window-font-color="true" fo:background-color="#81d41a" loext:char-shading-value="0"/>
    </style:style>
    <style:style style:name="T12" style:family="text">
      <style:text-properties fo:background-color="#ffaa95" loext:char-shading-value="0"/>
    </style:style>
    <style:style style:name="T13" style:family="text">
      <style:text-properties fo:background-color="#800080" loext:char-shading-value="0"/>
    </style:style>
    <style:style style:name="T14" style:family="text">
      <style:text-properties fo:background-color="#780373" loext:char-shading-value="0"/>
    </style:style>
    <style:style style:name="T15" style:family="text">
      <style:text-properties fo:background-color="#ff5429" loext:char-shading-value="0"/>
    </style:style>
    <style:style style:name="T16" style:family="text">
      <style:text-properties fo:background-color="#ffbf00" loext:char-shading-value="0"/>
    </style:style>
    <style:style style:name="T17" style:family="text">
      <style:text-properties style:text-line-through-style="solid" style:text-line-through-type="single"/>
    </style:style>
    <style:style style:name="T18" style:family="text">
      <style:text-properties style:text-line-through-style="solid" style:text-line-through-type="single" fo:font-size="11pt" fo:background-color="#ffff00" loext:char-shading-value="0" style:font-size-asian="11pt" style:font-size-complex="11pt"/>
    </style:style>
    <style:style style:name="T19" style:family="text">
      <style:text-properties style:text-line-through-style="solid" style:text-line-through-type="single" fo:font-size="11pt" style:font-size-asian="11pt" style:font-size-complex="11pt"/>
    </style:style>
    <style:style style:name="T20" style:family="text">
      <style:text-properties style:text-line-through-style="solid" style:text-line-through-type="single" fo:background-color="#ffff00" loext:char-shading-value="0"/>
    </style:style>
    <style:style style:name="T21" style:family="text">
      <style:text-properties fo:font-variant="normal" fo:text-transform="none" style:use-window-font-color="true" style:text-outline="false" style:text-line-through-style="none" style:text-line-through-type="none" style:text-position="0% 100%" style:font-name="Arial" fo:font-size="10pt" fo:letter-spacing="normal" fo:language="es" fo:country="none" fo:font-style="normal" fo:text-shadow="none" style:text-underline-style="none" fo:font-weight="normal" style:text-underline-mode="continuous" style:text-overline-mode="continuous" style:text-line-through-mode="continuous" style:letter-kerning="false" fo:background-color="transparent" style:font-name-asian="Arial2" style:font-size-asian="10pt" style:language-asian="zh" style:country-asian="CN" style:font-style-asian="normal" style:font-weight-asian="normal" style:font-name-complex="Arial2" style:font-size-complex="11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cm" svg:stroke-color="#3465a4" draw:marker-end="msArrowEnd_20_5" draw:marker-end-width="0.21cm" draw:marker-end-center="false" draw:fill="none" draw:textarea-horizontal-align="center" draw:textarea-vertical-align="top" draw:auto-grow-height="false"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bookmark text:name="_rqnmqn5kh4if"/>PROYECTO 1</text:p>
      <text:p text:style-name="P7"><text:bookmark text:name="_lzyz7qspgmif"/>Objetivos generales</text:p>
      <text:list xml:id="list1133020878" text:style-name="WWNum7">
        <text:list-item>
          <text:p text:style-name="P18">Aplicar conceptos de bases de datos</text:p>
        </text:list-item>
        <text:list-item>
          <text:p text:style-name="P18">Aplicar conceptos sobre aplicaciones web</text:p>
        </text:list-item>
        <text:list-item>
          <text:p text:style-name="P18">Aplicar conceptos recibidos en clase magistral y laboratorio</text:p>
        </text:list-item>
        <text:list-item>
          <text:p text:style-name="P19">Elaborar la lógica para la solución del problema planteado.</text:p>
        </text:list-item>
      </text:list>
      <text:p text:style-name="P7"><text:bookmark text:name="_lt8zrjbwj99a"/>Objectivos específicos</text:p>
      <text:list xml:id="list1490326149" text:style-name="WWNum8">
        <text:list-item>
          <text:p text:style-name="P21">Modelar información usando diagramas E/R</text:p>
        </text:list-item>
        <text:list-item>
          <text:p text:style-name="P21">Crear un esquema de bases de datos a partir de un diagrama E/R</text:p>
        </text:list-item>
        <text:list-item>
          <text:p text:style-name="P21">Construcción de aplicaciones web usando JSP.</text:p>
        </text:list-item>
        <text:list-item>
          <text:p text:style-name="P21">Recepción de datos del usuario usando ventanas de formularios amigables.</text:p>
        </text:list-item>
        <text:list-item>
          <text:p text:style-name="P21">Validación de la información ingresada por el <text:span text:style-name="T8">usuario</text:span>.</text:p>
        </text:list-item>
        <text:list-item>
          <text:p text:style-name="P21">Manejar buenas prácticas de programación.</text:p>
        </text:list-item>
      </text:list>
      <text:p text:style-name="P7"><text:bookmark text:name="_q7uf8dwp57e1"/>Descripción</text:p>
      <text:p text:style-name="P3">La empresa de desarrollo de software “Code ‘n Bugs” se especializa en desarrollos de proyectos de software a la medida y usted ha sido contratado como programador para desarrollar un sistema para uno de los clientes.</text:p>
      <text:p text:style-name="P3"/>
      <text:p text:style-name="P3">La fábrica de muebles de madera “Mi mueblería” necesita el desarrollo de un software que <text:span text:style-name="T3">controle</text:span> la <text:span text:style-name="T3">producción de muebles</text:span>, desde el i<text:span text:style-name="T3">ngreso de la materia prim</text:span>a, hasta que un m<text:span text:style-name="T3">ueble es vendido</text:span>.</text:p>
      <text:p text:style-name="P3">Por lo anterior el software debe ser capaz de almacenar la información sobre:</text:p>
      <text:list xml:id="list661192245" text:style-name="WWNum13">
        <text:list-item>
          <text:p text:style-name="P22"><text:span text:style-name="T3">Materia prima </text:span>-&gt;</text:p>
        </text:list-item>
        <text:list-item>
          <text:p text:style-name="P28">Muebles ensamblados</text:p>
        </text:list-item>
        <text:list-item>
          <text:p text:style-name="P28">Muebles vendidos</text:p>
        </text:list-item>
        <text:list-item>
          <text:p text:style-name="P28">Muebles devueltos</text:p>
        </text:list-item>
        <text:list-item>
          <text:p text:style-name="P28">Costos de fabricación</text:p>
        </text:list-item>
        <text:list-item>
          <text:p text:style-name="P28">Ganancias</text:p>
        </text:list-item>
      </text:list>
      <text:p text:style-name="P3"/>
      <text:p text:style-name="P3">Actualmente, la fábrica lleva el control usando hojas electrónicas y para no perder esa información se debe tener una funcionalidad de carga de datos a partir de archivos de entrada. Sin embargo, los diferentes usuarios pueden registrar nueva información en el sistema usando formularios dentro del sistema.</text:p>
      <text:p text:style-name="P3"/>
      <text:p text:style-name="P3">La fábrica tiene diferentes áreas de trabajo para no sobrecargar a sus empleados, las <text:span text:style-name="T3">áreas</text:span> son las siguientes:</text:p>
      <text:list xml:id="list229494682" text:style-name="WWNum12">
        <text:list-item>
          <text:p text:style-name="P23"><text:soft-page-break/><text:span text:style-name="T3">Fábrica</text:span>: se encarga de <text:span text:style-name="T3">registrar</text:span> información de <text:span text:style-name="T11">materia prima</text:span>, así como de los <text:span text:style-name="T4">muebles</text:span> <text:span text:style-name="T4">ensamblados</text:span> y los <text:span text:style-name="T7">tipos de muebles que se fabrican.</text:span></text:p>
        </text:list-item>
        <text:list-item>
          <text:p text:style-name="P23"><text:span text:style-name="T3">Punto de ventas:</text:span> se encarga de <text:span text:style-name="T3">registrar</text:span> las <text:span text:style-name="T4">ventas al client</text:span>e y r<text:span text:style-name="T4">eportar los muebles devueltos</text:span>.</text:p>
        </text:list-item>
        <text:list-item>
          <text:p text:style-name="P23"><text:span text:style-name="T3">Financiera</text:span> y <text:span text:style-name="T3">administración</text:span>: se encarga de <text:span text:style-name="T3">revisión</text:span> de <text:span text:style-name="T4">costos</text:span> y <text:span text:style-name="T4">ganancias</text:span>, así como <text:span text:style-name="T3">crear</text:span> <text:span text:style-name="T4">usuarios</text:span> y otras f<text:span text:style-name="T4">unciones administrativas</text:span>.</text:p>
        </text:list-item>
      </text:list>
      <text:p text:style-name="P3"/>
      <text:p text:style-name="P3">Para poder manejar las diferentes áreas dentro del software, los trabajadores de cada área deben poseer usuarios que los identifique dentro del sistema y que permita el uso de las funcionalidades del software para su respectiva área sin ver las funcionalidades de las otras áreas.</text:p>
      <text:p text:style-name="P10"><text:bookmark text:name="_56yfp5wo7kbt"/>Area de fábrica</text:p>
      <text:p text:style-name="P3">Para el ensamble de muebles, la fábrica compra diferentes <text:span text:style-name="T3">piezas</text:span> de madera por lo que los <text:span text:style-name="T3">precios</text:span> de dichas piezas a<text:span text:style-name="T3">fectan la ganancia final de un mueble</text:span> ya que las piezas son la materia prima de todos los muebles. Las <text:span text:style-name="T3">piezas</text:span> son agrupadas en <text:span text:style-name="T3">tipos</text:span> que son usados en el proceso de fabricación de un mueble en particular.</text:p>
      <text:p text:style-name="P3"/>
      <text:p text:style-name="P3">Actualmente en la fábrica existe un l<text:span text:style-name="T3">ibro de indicaciones</text:span> que contiene el detalle sobre los <text:span text:style-name="T3">tipos de piezas</text:span> y la <text:span text:style-name="T3">cantidad de las mismas</text:span> para el ensamble de algún tipo de mueble, así como también el <text:span text:style-name="T3">precio de venta final</text:span> que el mueble tendrá en la sala de ventas. El sistema debe tener funcionalidades que cumplan con la responsabilidad de este libro.</text:p>
      <text:p text:style-name="LO-normal"/>
      <text:p text:style-name="LO-normal">Ejemplo 1:</text:p>
      <text:p text:style-name="P3">El mueble “mesa rustica” tiene un precio de venta de Q.150.00 y necesita dos tipos de piezas, patas cuadradas y plancha de madera rustica. De las patas cuadradas se usan cuatro piezas y de la plancha de madera rústica se usa una pieza. </text:p>
      <text:p text:style-name="P3">De las patas cuadradas, dos de ellas costaron Q.15.00, otra costó Q.17.00 y otra costó Q.18.00. La plancha de madera rústica costó Q.35.00. Entonces el costo total de la mesa es de Q.100.00</text:p>
      <text:p text:style-name="LO-normal"/>
      <text:p text:style-name="LO-normal">Ejemplo 2:</text:p>
      <text:p text:style-name="P3">El mueble “Mesa clásica” tiene un precio de venta de Q.200.00 y necesita dos tipos de piezas, patas torneadas clásicas y plancha de madera ovalada clásica.</text:p>
      <text:p text:style-name="P3">De las patas torneadas clásicas se usan cuatro piezas y de la plancha de madera ovalada clásica se usa una pieza. Tres patas costaron Q.25.50 y la otra costó Q.20.50, la plancha costó Q.58.00. Entonces el costo total de la mesa clasica es de Q.155.00</text:p>
      <text:p text:style-name="P6"/>
      <text:p text:style-name="LO-normal">Para llevar el control de lo descrito en el área de fábrica, se han detectado las siguientes funcionalidades mínimas:</text:p>
      <text:list xml:id="list1444787228" text:style-name="WWNum6">
        <text:list-item>
          <text:p text:style-name="P29"><text:span text:style-name="T13">Crea</text:span><text:span text:style-name="T3">r</text:span>, <text:span text:style-name="T14">eliminar</text:span> y <text:span text:style-name="T3">modificar</text:span> información de piezas.</text:p>
        </text:list-item>
        <text:list-item>
          <text:p text:style-name="P30"><text:span text:style-name="T13">Ensamblar</text:span> muebles a partir de piezas.</text:p>
        </text:list-item>
        <text:list-item>
          <text:p text:style-name="P30"><text:span text:style-name="T14">Registrar</text:span><text:span text:style-name="T3"> muebles ensamblados</text:span> <text:span text:style-name="T3">en la sala de ventas</text:span>.</text:p>
        </text:list-item>
        <text:list-item>
          <text:p text:style-name="P29"><text:span text:style-name="T13">Consu</text:span><text:span text:style-name="T3">ltar</text:span> información de las <text:span text:style-name="T3">piezas</text:span> para saber las cantidades existentes en la fábrica. Permitir al usuario ordenar los resultados de esta consulta basado en la cantidad que existen, tanto de menor a mayor como de mayor a menor.</text:p>
        </text:list-item>
        <text:list-item>
          <text:p text:style-name="P30"><text:soft-page-break/><text:span text:style-name="T3">Consultar información de los muebles creado</text:span>s. Permitir al usuario ordenar los muebles creados basado en la fecha de ensamble, tanto de menor a mayor como de mayor a menor.</text:p>
        </text:list-item>
        <text:list-item>
          <text:p text:style-name="P30">E<text:span text:style-name="T13">l software </text:span>le debe <text:span text:style-name="T10">mostrar siempre al usuario cuales son las piezas que están agotadas</text:span><text:span text:style-name="T12"> </text:span>o a punto de agotarse.</text:p>
        </text:list-item>
      </text:list>
      <text:p text:style-name="P4"/>
      <text:p text:style-name="LO-normal">La información mínima de <text:span text:style-name="T3">muebles</text:span> ensamblados que el software debe almacenar es:</text:p>
      <text:list xml:id="list1685949926" text:style-name="WWNum4">
        <text:list-item>
          <text:p text:style-name="P31">Fecha de ensamble</text:p>
        </text:list-item>
        <text:list-item>
          <text:p text:style-name="P31">identificador único</text:p>
        </text:list-item>
        <text:list-item>
          <text:p text:style-name="P31">Usuario que lo ensambló</text:p>
        </text:list-item>
        <text:list-item>
          <text:p text:style-name="P31">Costo</text:p>
        </text:list-item>
      </text:list>
      <text:p text:style-name="P10"><text:bookmark text:name="_hpg0tlkxw2o"/>Área de punto de ventas</text:p>
      <text:p text:style-name="P3">Después de que un mueble es ensamblado, se le asigna un identificador único y se pone a la venta con un precio que se establece a partir del tipo de mueble ensamblado.</text:p>
      <text:p text:style-name="P3"/>
      <text:p text:style-name="P3"><text:span text:style-name="T6">Los</text:span><text:span text:style-name="T2"> </text:span><text:span text:style-name="T7">clientes</text:span> llegan a la sala de ventas para <text:span text:style-name="T16">comprar muebles y con los identificadores de los muebles</text:span> que desean comprar pasan a la caja en donde se registra el movimiento y se genera la <text:span text:style-name="T7">factura</text:span> para el cliente. Al iniciar el registro de la compra se solicita el <text:span text:style-name="T3">NIT</text:span>, si el NIT ya existe se debe obtener automáticamente el <text:span text:style-name="T3">nombre y la dirección del cliente,</text:span> de lo contrario se debe solicitar esos datos al cliente y registrarlos en el sistema para su uso en la compra actual y compras futuras.</text:p>
      <text:p text:style-name="P3"/>
      <text:p text:style-name="P3">El área de punto de venta también se encarga de registrar <text:span text:style-name="T3">devoluciones</text:span> de muebles que tienen defectos. Para que una devolución se permita se deben cumplir las siguientes condiciones:</text:p>
      <text:list xml:id="list196040435" text:style-name="WWNum2">
        <text:list-item>
          <text:p text:style-name="P24">El cliente debe presentar la factura donde se registró la compra del mueble.</text:p>
        </text:list-item>
        <text:list-item>
          <text:p text:style-name="P24">No ha pasado más de una semana desde la compra.</text:p>
        </text:list-item>
      </text:list>
      <text:p text:style-name="P3">Al ser aprobada una devolución, el dinero de la compra del mueble es entregado al cliente por lo que las devoluciones impactan negativamente a la fábrica y se debe llevar un registro de estas pérdidas para poder calcular las <text:span text:style-name="T3">ganancias totales</text:span> de la fábrica <text:span text:style-name="T3">en un intervalo de tiempo.</text:span></text:p>
      <text:p text:style-name="P3">Debido a que el mueble devuelto es reutilizado en otros procesos de la fábrica, no se pierde el 100% del costo del mueble, sino que se pierde solo un tercio del costo de fabricación.</text:p>
      <text:p text:style-name="P3"/>
      <text:p text:style-name="P3">perdida = costo del mueble / 3</text:p>
      <text:p text:style-name="P3"/>
      <text:p text:style-name="P3"><draw:line text:anchor-type="paragraph" draw:z-index="7" draw:name="Forma1" draw:style-name="gr1" draw:text-style-name="P37" svg:x1="12.811cm" svg:y1="1.295cm" svg:x2="12.881cm" svg:y2="0.956cm"><text:p/></draw:line>Además de permitir lo descrito anteriormente, el software también brinda las siguientes funcionalidades al usuario de esta área:</text:p>
      <text:list xml:id="list3806229171" text:style-name="WWNum3">
        <text:list-item>
          <text:p text:style-name="P32"><text:bookmark-start text:name="__DdeLink__577_4153998397"/>Consulta de compras de algún cliente en un intervalo X de tiempo<text:bookmark-end text:name="__DdeLink__577_4153998397"/></text:p>
        </text:list-item>
        <text:list-item>
          <text:p text:style-name="P32"><draw:line text:anchor-type="paragraph" draw:z-index="8" draw:name="Forma2" draw:style-name="gr1" draw:text-style-name="P37" svg:x1="15.143cm" svg:y1="0.337cm" svg:x2="15.699cm" svg:y2="0.023cm"><text:p/></draw:line><text:bookmark-start text:name="__DdeLink__579_4153998397"/>Consulta de devoluciones realizadas por un cliente en un intervalo X de tiempo<text:bookmark-end text:name="__DdeLink__579_4153998397"/></text:p>
        </text:list-item>
        <text:list-item>
          <text:p text:style-name="P32"><draw:line text:anchor-type="paragraph" draw:z-index="9" draw:name="Forma3" draw:style-name="gr1" draw:text-style-name="P37" svg:x1="10.79cm" svg:y1="0.475cm" svg:x2="11.296cm" svg:y2="0.088cm"><text:p/></draw:line><text:bookmark-start text:name="__DdeLink__581_4153998397"/>Consulta de muebles disponibles en la sala de ventas<text:bookmark-end text:name="__DdeLink__581_4153998397"/></text:p>
        </text:list-item>
        <text:list-item>
          <text:p text:style-name="P32"><draw:line text:anchor-type="paragraph" draw:z-index="10" draw:name="Forma4" draw:style-name="gr1" draw:text-style-name="P37" svg:x1="10.453cm" svg:y1="0.469cm" svg:x2="11.007cm" svg:y2="0.154cm"><text:p/></draw:line><text:bookmark-start text:name="__DdeLink__583_4153998397"/><text:bookmark-start text:name="__DdeLink__585_4153998397"/>Consulta de los detalles de la factura de un cliente.<text:bookmark-end text:name="__DdeLink__583_4153998397"/><text:bookmark-end text:name="__DdeLink__585_4153998397"/></text:p>
        </text:list-item>
        <text:list-item>
          <text:p text:style-name="P32"><draw:line text:anchor-type="paragraph" draw:z-index="11" draw:name="Forma5" draw:style-name="gr1" draw:text-style-name="P37" svg:x1="7.086cm" svg:y1="0.486cm" svg:x2="7.762cm" svg:y2="0.099cm"><text:p/></draw:line><text:bookmark-start text:name="__DdeLink__587_4153998397"/>Consulta de las ventas del día.<text:bookmark-end text:name="__DdeLink__587_4153998397"/></text:p>
        </text:list-item>
      </text:list>
      <text:p text:style-name="P10"><text:bookmark text:name="_l56w1d2fbgbi"/><text:soft-page-break/>Área financiera y administración</text:p>
      <text:p text:style-name="P3">Los usuarios de esta área se encargan de recopilar información financiera basada en los costos de producción de muebles y las ventas de los mismos para poder identificar las ganancias o pérdidas que la fábrica genera en un intervalo de tiempo.</text:p>
      <text:p text:style-name="P3">Dentro de las funciones de esta área se encuentra la generación de la información siguiente:</text:p>
      <text:list xml:id="list278218504" text:style-name="WWNum5">
        <text:list-item>
          <text:p text:style-name="P25">Reporte de <text:span text:style-name="T20">venta</text:span><text:span text:style-name="T3">s</text:span> en un intervalo X de tiempo: por cada venta se muestran los productos vendidos junto con su precio unitario.</text:p>
        </text:list-item>
        <text:list-item>
          <text:p text:style-name="P25">Reporte de <text:span text:style-name="T3">devoluciones</text:span> en un intervalo X de tiempo: Por cada <text:span text:style-name="T8">devolucion</text:span> mostrar la información de la venta, la fecha de devolución y la pérdida para la empresa.</text:p>
        </text:list-item>
        <text:list-item>
          <text:p text:style-name="P25">Reporte de <text:span text:style-name="T3">ganancias</text:span> en un intervalo X de tiempo: Mostrar el total de la ganancia en ese intervalo de tiempo e incluir un listado con todos los productos vendido incluyendo la ganancia de ese producto.</text:p>
        </text:list-item>
        <text:list-item>
          <text:p text:style-name="P25">Reporte del <text:span text:style-name="T20">usuario que registra más ventas</text:span> en un intervalo X de tiempo: por cada venta se muestran los productos vendidos junto con su precio unitario.</text:p>
        </text:list-item>
        <text:list-item>
          <text:p text:style-name="P25">Reporte del <text:span text:style-name="T3">usuario que registra más ganancias </text:span>en un intervalo X de tiempo: Mostrar el total de la ganancia en ese intervalo de tiempo e incluir un listado con todos los productos vendido incluyendo la ganancia de ese producto.</text:p>
        </text:list-item>
        <text:list-item>
          <text:p text:style-name="P25">Reporte del <text:span text:style-name="T3">mueble más </text:span><text:span text:style-name="T9">vendido</text:span>, incluyendo el detalle de las ventas, en un intervalo X de tiempo</text:p>
        </text:list-item>
        <text:list-item>
          <text:p text:style-name="P25">Reporte del <text:span text:style-name="T3">mueble menos vendido</text:span>, incluyendo el detalle de la ventas, en un intervalo X de tiempo.</text:p>
        </text:list-item>
      </text:list>
      <text:p text:style-name="P3">Todos los <text:span text:style-name="T13">reportes pueden ser exportados a archivos </text:span><text:bookmark-start text:name="__DdeLink__610_1014739260"/><text:span text:style-name="T13">CSV</text:span><text:bookmark-end text:name="__DdeLink__610_1014739260"/>.</text:p>
      <text:p text:style-name="P3"/>
      <text:p text:style-name="P3">Otras funciones de esta área son:</text:p>
      <text:list xml:id="list2558896865" text:style-name="WWNum1">
        <text:list-item>
          <text:p text:style-name="P26"><text:span text:style-name="T3">C</text:span><text:span text:style-name="T20">reación</text:span><text:span text:style-name="T17"> de </text:span><text:span text:style-name="T20">nuevos tipos de muebles</text:span><text:span text:style-name="T3">, </text:span>esto quiere decir que los usuario pueden definir las indicaciones para esos tipos nuevos de muebles, así como el precio de venta que tendrán.</text:p>
        </text:list-item>
        <text:list-item>
          <text:p text:style-name="P26"><text:span text:style-name="T18">Creación y cancelación de usuario del sistema</text:span><text:span text:style-name="T19">, </text:span><text:span text:style-name="T5">esto quiere decir que los usuarios que manejen esta área pueden crear usuarios para las otras áreas. También pueden cancelar usuarios, esto quiere decir que ya no podrán ingresar al sistema.</text:span></text:p>
        </text:list-item>
      </text:list>
      <text:p text:style-name="P10"><text:bookmark text:name="_q3pej14rhngd"/>Carga de datos</text:p>
      <text:p text:style-name="P3">El software permite al usuario seleccionar el archivo de entrada que posee la información inicial de la fábrica. Al finalizar la carga de datos, se debe mostrar información de los errores que se pueden dar al procesar un archivo de entrada. Algunos de estos errores pueden ser del tipo:</text:p>
      <text:list xml:id="list2367118976" text:style-name="WWNum9">
        <text:list-item>
          <text:p text:style-name="P27">Formato: errores al leer una fecha con mal formato o al leer un texto que sobrepasa la cantidad de caracteres permitidos, etc.</text:p>
        </text:list-item>
        <text:list-item>
          <text:p text:style-name="P27">Lógicos: errores al intentar crear materia prima, asignar piezas a un tipo de mueble que no existe, etc.}}</text:p>
        </text:list-item>
      </text:list>
      <text:p text:style-name="P9"><text:bookmark text:name="_ouds12sycatr"/>Descripción del archivo de entrada e instrucciones</text:p>
      <text:p text:style-name="P3">El archivo de entrada debe ser un archivo de texto en el que en cada línea deberá contener una instrucción con una estructura correcta como se describe más adelante. El archivo de entrada siempre debe tener la codificación UTF-8 y no se usarán tildes o caracteres extraños.</text:p>
      <text:p text:style-name="P11"><text:bookmark text:name="_nox2oqy9kp8q"/><text:soft-page-break/>USUARIO</text:p>
      <text:p text:style-name="P3">Esta instrucción ingresa un usuario al sistema usando los datos siguientes:</text:p>
      <text:p text:style-name="P3">NOMBRE DE USUARIO: es el identificador de un usuario. <text:span text:style-name="T15">No se puede repetir</text:span></text:p>
      <text:p text:style-name="P3">PASSWORD: la contraseña del usuario, debe tener como mínimo 6 caracteres. Las mayúsculas son diferentes a las minúsculas.</text:p>
      <text:p text:style-name="P3">TIPO: código del área a la cual el usuario pertenece, 1: Fábrica, 2: punto de venta, 3: financiero</text:p>
      <text:p text:style-name="P3">En el archivo aparecerá de la siguiente forma:</text:p>
      <text:p text:style-name="LO-normal"/>
      <text:p text:style-name="LO-normal">USUARIO(“jgranados”,”miPassword”,1)</text:p>
      <text:p text:style-name="P11"><text:bookmark text:name="_uk3ej8gdevms"/>PIEZA</text:p>
      <text:p text:style-name="P3">Ingresa la información de una pieza de madera a la fábrica usando los siguientes datos:</text:p>
      <text:p text:style-name="P3">TIPO: El tipo de pieza a ingresar</text:p>
      <text:p text:style-name="P3">COSTO: El costo de esta pieza en particular. Entero o decimal.</text:p>
      <text:p text:style-name="LO-normal">En el archivo aparecerá de la siguiente forma:</text:p>
      <text:p text:style-name="LO-normal"/>
      <text:p text:style-name="LO-normal">PIEZA(“Pata cuadrada”,15.50)</text:p>
      <text:p text:style-name="P11"><text:bookmark text:name="_cr3p7ndhrd6d"/>MUEBLE</text:p>
      <text:p text:style-name="LO-normal">Esta instrucción registra un tipo de mueble que puede ser ensamblado en la fábrica. Usa los siguientes datos:</text:p>
      <text:p text:style-name="LO-normal">NOMBRE: El nombre del mueble. <text:span text:style-name="T15">no se puede repetir</text:span></text:p>
      <text:p text:style-name="LO-normal">PRECIO: El precio de venta de los muebles de este tipo. Entero o decimal</text:p>
      <text:p text:style-name="LO-normal">En el archivo aparecerá de la siguiente forma:</text:p>
      <text:p text:style-name="LO-normal"/>
      <text:p text:style-name="LO-normal">MUEBLE(“Mesa rustica”, 150.00)</text:p>
      <text:p text:style-name="P11"><text:bookmark text:name="_uuqnwj6tj3am"/>ENSAMBLE_PIEZAS<office:annotation><dc:creator>Autor desconocido</dc:creator><dc:date>2021-08-21T18:56:33.952938798</dc:date><text:p text:style-name="P36"><text:span text:style-name="T21">requerimiento</text:span></text:p></office:annotation></text:p>
      <text:p text:style-name="P3">Esta opción le asigna a un mueble el tipo de piezas que necesita para su ensamble, así como la cantidad. Se usan los siguientes datos:</text:p>
      <text:p text:style-name="P3">MUEBLE: El tipo de mueble que tendrá estas piezas. Debe existir.</text:p>
      <text:p text:style-name="P3">PIEZA: Un tipo de pieza que necesita el mueble. Debe existir.</text:p>
      <text:p text:style-name="P3">CANTIDAD: la cantidad de piezas que requiere el mueble. Solo entero</text:p>
      <text:p text:style-name="LO-normal"/>
      <text:p text:style-name="LO-normal">En el archivo aparecerá de la siguiente forma:</text:p>
      <text:p text:style-name="LO-normal"/>
      <text:p text:style-name="LO-normal">ENSAMBLE_PIEZAS(“Mesa rustica”,”Pata cuadrada”,4)</text:p>
      <text:p text:style-name="P11"><text:bookmark text:name="_9mk2bqt515u4"/>ENSAMBLAR_MUEBLE</text:p>
      <text:p text:style-name="P16"><text:bookmark text:name="docs-internal-guid-885bf775-7fff-62d2-726e-21802291a871"/>Esta opción ensambla un mueble basado en el tipo y en las piezas requeridas, además, registra el mueble a la sala de ventas.. Se usan los siguientes datos:</text:p>
      <text:p text:style-name="P3"><text:soft-page-break/></text:p>
      <text:p text:style-name="P3">MUEBLE: El tipo de mueble que se ensambla.</text:p>
      <text:p text:style-name="P3">USUARIO: el nombre de usuario que lo ensambló.</text:p>
      <text:p text:style-name="P3">FECHA: fecha de ensamblaje en formato dd/mm/yyyy</text:p>
      <text:p text:style-name="LO-normal"/>
      <text:p text:style-name="LO-normal">En el archivo aparecerá de la siguiente forma:</text:p>
      <text:p text:style-name="LO-normal"/>
      <text:p text:style-name="LO-normal"><text:bookmark-start text:name="__DdeLink__509_3123093976"/>ENSAMBLAR_MUEBLE(“Mesa rustica”, jgranados,”21/04/2018”)<text:bookmark-end text:name="__DdeLink__509_3123093976"/></text:p>
      <text:p text:style-name="LO-normal"/>
      <text:p text:style-name="P12"><text:bookmark text:name="docs-internal-guid-7cf63273-7fff-c91f-065f-4e1be0590af3"/>CLIENTE</text:p>
      <text:p text:style-name="P14">Esta opción ingresa un cliente al sistema usando los siguientes datos:</text:p>
      <text:p text:style-name="P15">NOMBRE: El nombre del cliente.</text:p>
      <text:p text:style-name="P15">NIT: el número de NIT del cliente, no se debe permitir el ingreso de guiones. <text:span text:style-name="T15">No se puede repetir</text:span></text:p>
      <text:p text:style-name="P15">DIRECCION: el texto describiendo la direccion del cliente</text:p>
      <text:p text:style-name="P15">MUNICIPIO: el municipio de residencia del cliente. puede no ser incluido.</text:p>
      <text:p text:style-name="P15">DEPARTAMENTO: el departamento de residencia del cliente. Si el municipio no está incluido entonces el departamento tampoco debe estar presente.</text:p>
      <text:p text:style-name="Text_20_body"/>
      <text:p text:style-name="P14">En el archivo aparecerá de las siguientes formas:</text:p>
      <text:p text:style-name="P14"><text:bookmark-start text:name="__DdeLink__534_2559770083"/><text:bookmark-start text:name="__DdeLink__532_2559770083"/>CLIENTE<text:bookmark-end text:name="__DdeLink__534_2559770083"/>(“José Granados”, “578964k”, ”5av 7-25 zona 1”, “Quetzaltenango”, “Quetzaltenango”)</text:p>
      <text:p text:style-name="P14">CLIENTE(“José Granados”, “578964k”, ”Ciudad”)<text:bookmark-end text:name="__DdeLink__532_2559770083"/></text:p>
      <text:p text:style-name="P13"/>
      <text:p text:style-name="P5"/>
      <text:p text:style-name="P10"><text:bookmark text:name="_tjqmyrpv4fy6"/>Importante</text:p>
      <text:list xml:id="list1562744503" text:style-name="WWNum10">
        <text:list-item>
          <text:p text:style-name="P33">Programa 100% web.</text:p>
        </text:list-item>
        <text:list-item>
          <text:p text:style-name="P33">Se deben manejar todos los posibles errores.</text:p>
        </text:list-item>
        <text:list-item>
          <text:p text:style-name="P33">Cuando una consulta dependa de un intervalo de tiempo, este se puede dejar vacío para tomar en cuenta todos los registros.</text:p>
        </text:list-item>
        <text:list-item>
          <text:p text:style-name="P20">El estudiante puede agregar las consultas, listados y más funciones que considere necesario para que el programa esté completo.</text:p>
        </text:list-item>
        <text:list-item>
          <text:p text:style-name="P20">Es muy importante que la interfaz de usuario sea fácil de usar y cómoda para el usuario para evitar penalizaciones en la calificación.</text:p>
        </text:list-item>
        <text:list-item>
          <text:p text:style-name="P20">Obligatorio para tener derecho al siguiente proyecto.</text:p>
        </text:list-item>
        <text:list-item>
          <text:p text:style-name="P33">Las copias obtendrán nota de cero y se notificará a coordinación<text:span text:style-name="T1">.</text:span></text:p>
        </text:list-item>
        <text:list-item>
          <text:p text:style-name="P20">NO HAY PRÓRROGA</text:p>
        </text:list-item>
      </text:list>
      <text:p text:style-name="P8"><text:bookmark text:name="_e9wt0d6kg21w"/><text:soft-page-break/>Entrega</text:p>
      <text:p text:style-name="P3">La fecha de entrega es el día lunes 06 de septiembre antes de las 14:00 horas por medio de la plataforma Classroom. Los componentes a entregar en repositorio de git son:</text:p>
      <text:list xml:id="list4129494668" text:style-name="WWNum11">
        <text:list-item>
          <text:p text:style-name="P34">Código fuente</text:p>
        </text:list-item>
        <text:list-item>
          <text:p text:style-name="P34">Código compilado (archivo war)</text:p>
        </text:list-item>
        <text:list-item>
          <text:p text:style-name="P34">Documento de casos de uso.</text:p>
          <text:list>
            <text:list-item>
              <text:p text:style-name="P35">Casos de uso de alto nivel</text:p>
            </text:list-item>
          </text:list>
        </text:list-item>
        <text:list-item>
          <text:p text:style-name="P34">Manual técnico incluyendo:</text:p>
          <text:list>
            <text:list-item>
              <text:p text:style-name="P35">Diagrama de clases</text:p>
            </text:list-item>
            <text:list-item>
              <text:p text:style-name="P35">Diagrama E/R</text:p>
            </text:list-item>
            <text:list-item>
              <text:p text:style-name="P35">Diagrama de tablas</text:p>
            </text:list-item>
            <text:list-item>
              <text:p text:style-name="P35">Mapeo físico de la DB</text:p>
            </text:list-item>
          </text:list>
        </text:list-item>
        <text:list-item>
          <text:p text:style-name="P34">Manual de usuario</text:p>
        </text:list-item>
      </text:list>
      <text:p text:style-name="P7"><text:bookmark text:name="_bfrb9oug6azf"/>Calificación</text:p>
      <text:p text:style-name="LO-normal">Pendient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Wingdings" svg:font-family="Wingdings" style:font-charset="x-symbol"/>
    <style:font-face style:name="Wingdings 2" svg:font-family="'Wingdings 2'" style:font-charset="x-symbol"/>
    <style:font-face style:name="OpenSymbol" svg:font-family="OpenSymbol" style:font-adornments="Regular" style:font-pitch="variable" style:font-charset="x-symbol"/>
    <style:font-face style:name="Arial1" svg:font-family="Arial"/>
    <style:font-face style:name="Arial" svg:font-family="Arial" style:font-family-generic="roman" style:font-pitch="variable"/>
    <style:font-face style:name="Liberation Sans" svg:font-family="'Liberation Sans'" style:font-family-generic="roman" style:font-pitch="variable"/>
    <style:font-face style:name="Arial2"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1" svg:font-family="OpenSymbol"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2" style:font-size-asian="10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s" fo:country="none" style:letter-kerning="false" style:font-name-asian="Arial2" style:font-size-asian="10pt" style:language-asian="zh" style:country-asian="CN" style:font-name-complex="Arial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15%" fo:text-align="start" style:justify-single-word="false" fo:orphans="2" fo:widows="2" fo:hyphenation-ladder-count="no-limit" style:writing-mode="lr-tb"/>
      <style:text-properties style:use-window-font-color="true" style:font-name="Arial" fo:font-family="Arial" style:font-family-generic="roman" style:font-pitch="variable" fo:font-size="11pt" fo:language="es" fo:country="none" style:letter-kerning="false" style:font-name-asian="Arial2" style:font-family-asian="Arial" style:font-family-generic-asian="system" style:font-pitch-asian="variable" style:font-size-asian="11pt" style:language-asian="zh" style:country-asian="CN" style:font-name-complex="Arial2"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LO-normal" style:next-style-name="LO-normal"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LO-normal" style:next-style-name="LO-normal"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LO-normal" style:next-style-name="LO-normal"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LO-normal" style:next-style-name="LO-normal"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LO-normal" style:next-style-name="LO-normal"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LO-normal" style:next-style-name="LO-normal"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LO-normal" style:family="paragraph" style:default-outline-level="">
      <style:paragraph-properties fo:margin-top="0cm" fo:margin-bottom="0cm" loext:contextual-spacing="false" fo:line-height="115%" fo:text-align="start" style:justify-single-word="false" fo:orphans="2" fo:widows="2" fo:hyphenation-ladder-count="no-limit" style:writing-mode="lr-tb"/>
      <style:text-properties style:use-window-font-color="true" style:font-name="Arial" fo:font-family="Arial" style:font-family-generic="roman" style:font-pitch="variable" fo:font-size="11pt" fo:language="es" fo:country="none" style:letter-kerning="false" style:font-name-asian="Arial2" style:font-family-asian="Arial" style:font-family-generic-asian="system" style:font-pitch-asian="variable" style:font-size-asian="11pt" style:language-asian="zh" style:country-asian="CN" style:font-name-complex="Arial2"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LO-normal" style:next-style-name="LO-normal" style:default-outline-level="" style:class="chapter">
      <style:paragraph-properties fo:margin-top="0cm" fo:margin-bottom="0.106cm" loext:contextual-spacing="false" fo:line-height="100%" fo:text-align="center" style:justify-single-word="false" fo:keep-together="always" fo:keep-with-next="always"/>
      <style:text-properties fo:font-size="26pt" style:font-size-asian="26pt" style:font-size-complex="26pt"/>
    </style:style>
    <style:style style:name="Subtitle" style:family="paragraph" style:parent-style-name="LO-normal" style:next-style-name="LO-normal"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font-name-complex="Wingdings1" style:font-family-complex="Wingdings" style:font-family-generic-complex="system" style:font-pitch-complex="variable"/>
    </style:style>
    <style:style style:name="ListLabel_20_2" style:display-name="ListLabel 2" style:family="text">
      <style:text-properties style:font-name-complex="Wingdings 21" style:font-family-complex="'Wingdings 2'"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Wingdings1" style:font-family-complex="Wingdings" style:font-family-generic-complex="system" style:font-pitch-complex="variable"/>
    </style:style>
    <style:style style:name="ListLabel_20_5" style:display-name="ListLabel 5" style:family="text">
      <style:text-properties style:font-name-complex="Wingdings 21" style:font-family-complex="'Wingdings 2'"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Wingdings1" style:font-family-complex="Wingdings" style:font-family-generic-complex="system" style:font-pitch-complex="variable"/>
    </style:style>
    <style:style style:name="ListLabel_20_8" style:display-name="ListLabel 8" style:family="text">
      <style:text-properties style:font-name-complex="Wingdings 21" style:font-family-complex="'Wingdings 2'"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Wingdings1" style:font-family-complex="Wingdings" style:font-family-generic-complex="system" style:font-pitch-complex="variable"/>
    </style:style>
    <style:style style:name="ListLabel_20_11" style:display-name="ListLabel 11" style:family="text">
      <style:text-properties style:font-name-complex="Wingdings 21" style:font-family-complex="'Wingdings 2'"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Wingdings1" style:font-family-complex="Wingdings" style:font-family-generic-complex="system" style:font-pitch-complex="variable"/>
    </style:style>
    <style:style style:name="ListLabel_20_14" style:display-name="ListLabel 14" style:family="text">
      <style:text-properties style:font-name-complex="Wingdings 21" style:font-family-complex="'Wingdings 2'"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Wingdings1" style:font-family-complex="Wingdings" style:font-family-generic-complex="system" style:font-pitch-complex="variable"/>
    </style:style>
    <style:style style:name="ListLabel_20_17" style:display-name="ListLabel 17" style:family="text">
      <style:text-properties style:font-name-complex="Wingdings 21" style:font-family-complex="'Wingdings 2'"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Wingdings1" style:font-family-complex="Wingdings" style:font-family-generic-complex="system" style:font-pitch-complex="variable"/>
    </style:style>
    <style:style style:name="ListLabel_20_20" style:display-name="ListLabel 20" style:family="text">
      <style:text-properties style:font-name-complex="Wingdings 21" style:font-family-complex="'Wingdings 2'"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Wingdings1" style:font-family-complex="Wingdings" style:font-family-generic-complex="system" style:font-pitch-complex="variable"/>
    </style:style>
    <style:style style:name="ListLabel_20_23" style:display-name="ListLabel 23" style:family="text">
      <style:text-properties style:font-name-complex="Wingdings 21" style:font-family-complex="'Wingdings 2'"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Wingdings1" style:font-family-complex="Wingdings" style:font-family-generic-complex="system" style:font-pitch-complex="variable"/>
    </style:style>
    <style:style style:name="ListLabel_20_26" style:display-name="ListLabel 26" style:family="text">
      <style:text-properties style:font-name-complex="Wingdings 21" style:font-family-complex="'Wingdings 2'"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Wingdings1" style:font-family-complex="Wingdings" style:font-family-generic-complex="system" style:font-pitch-complex="variable"/>
    </style:style>
    <style:style style:name="ListLabel_20_29" style:display-name="ListLabel 29" style:family="text">
      <style:text-properties style:font-name-complex="Wingdings 21" style:font-family-complex="'Wingdings 2'"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Wingdings1" style:font-family-complex="Wingdings" style:font-family-generic-complex="system" style:font-pitch-complex="variable"/>
    </style:style>
    <style:style style:name="ListLabel_20_32" style:display-name="ListLabel 32" style:family="text">
      <style:text-properties style:font-name-complex="Wingdings 21" style:font-family-complex="'Wingdings 2'"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Wingdings1" style:font-family-complex="Wingdings" style:font-family-generic-complex="system" style:font-pitch-complex="variable"/>
    </style:style>
    <style:style style:name="ListLabel_20_35" style:display-name="ListLabel 35" style:family="text">
      <style:text-properties style:font-name-complex="Wingdings 21" style:font-family-complex="'Wingdings 2'"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Wingdings1" style:font-family-complex="Wingdings" style:font-family-generic-complex="system" style:font-pitch-complex="variable"/>
    </style:style>
    <style:style style:name="ListLabel_20_38" style:display-name="ListLabel 38" style:family="text">
      <style:text-properties style:font-name-complex="Wingdings 21" style:font-family-complex="'Wingdings 2'"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Wingdings1" style:font-family-complex="Wingdings" style:font-family-generic-complex="system" style:font-pitch-complex="variable"/>
    </style:style>
    <style:style style:name="ListLabel_20_41" style:display-name="ListLabel 41" style:family="text">
      <style:text-properties style:font-name-complex="Wingdings 21" style:font-family-complex="'Wingdings 2'"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Wingdings1" style:font-family-complex="Wingdings" style:font-family-generic-complex="system" style:font-pitch-complex="variable"/>
    </style:style>
    <style:style style:name="ListLabel_20_44" style:display-name="ListLabel 44" style:family="text">
      <style:text-properties style:font-name-complex="Wingdings 21" style:font-family-complex="'Wingdings 2'"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Wingdings1" style:font-family-complex="Wingdings" style:font-family-generic-complex="system" style:font-pitch-complex="variable"/>
    </style:style>
    <style:style style:name="ListLabel_20_47" style:display-name="ListLabel 47" style:family="text">
      <style:text-properties style:font-name-complex="Wingdings 21" style:font-family-complex="'Wingdings 2'"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Wingdings1" style:font-family-complex="Wingdings" style:font-family-generic-complex="system" style:font-pitch-complex="variable"/>
    </style:style>
    <style:style style:name="ListLabel_20_50" style:display-name="ListLabel 50" style:family="text">
      <style:text-properties style:font-name-complex="Wingdings 21" style:font-family-complex="'Wingdings 2'"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Wingdings1" style:font-family-complex="Wingdings" style:font-family-generic-complex="system" style:font-pitch-complex="variable"/>
    </style:style>
    <style:style style:name="ListLabel_20_53" style:display-name="ListLabel 53" style:family="text">
      <style:text-properties style:font-name-complex="Wingdings 21" style:font-family-complex="'Wingdings 2'"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Wingdings1" style:font-family-complex="Wingdings" style:font-family-generic-complex="system" style:font-pitch-complex="variable"/>
    </style:style>
    <style:style style:name="ListLabel_20_56" style:display-name="ListLabel 56" style:family="text">
      <style:text-properties style:font-name-complex="Wingdings 21" style:font-family-complex="'Wingdings 2'"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Wingdings1" style:font-family-complex="Wingdings" style:font-family-generic-complex="system" style:font-pitch-complex="variable"/>
    </style:style>
    <style:style style:name="ListLabel_20_59" style:display-name="ListLabel 59" style:family="text">
      <style:text-properties style:font-name-complex="Wingdings 21" style:font-family-complex="'Wingdings 2'"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Wingdings1" style:font-family-complex="Wingdings" style:font-family-generic-complex="system" style:font-pitch-complex="variable"/>
    </style:style>
    <style:style style:name="ListLabel_20_62" style:display-name="ListLabel 62" style:family="text">
      <style:text-properties style:font-name-complex="Wingdings 21" style:font-family-complex="'Wingdings 2'"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Wingdings1" style:font-family-complex="Wingdings" style:font-family-generic-complex="system" style:font-pitch-complex="variable"/>
    </style:style>
    <style:style style:name="ListLabel_20_65" style:display-name="ListLabel 65" style:family="text">
      <style:text-properties style:font-name-complex="Wingdings 21" style:font-family-complex="'Wingdings 2'"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Wingdings1" style:font-family-complex="Wingdings" style:font-family-generic-complex="system" style:font-pitch-complex="variable"/>
    </style:style>
    <style:style style:name="ListLabel_20_68" style:display-name="ListLabel 68" style:family="text">
      <style:text-properties style:font-name-complex="Wingdings 21" style:font-family-complex="'Wingdings 2'"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Wingdings1" style:font-family-complex="Wingdings" style:font-family-generic-complex="system" style:font-pitch-complex="variable"/>
    </style:style>
    <style:style style:name="ListLabel_20_71" style:display-name="ListLabel 71" style:family="text">
      <style:text-properties style:font-name-complex="Wingdings 21" style:font-family-complex="'Wingdings 2'"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style:font-name-complex="Wingdings1" style:font-family-complex="Wingdings" style:font-family-generic-complex="system" style:font-pitch-complex="variable"/>
    </style:style>
    <style:style style:name="ListLabel_20_74" style:display-name="ListLabel 74" style:family="text">
      <style:text-properties style:font-name-complex="Wingdings 21" style:font-family-complex="'Wingdings 2'"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Wingdings1" style:font-family-complex="Wingdings" style:font-family-generic-complex="system" style:font-pitch-complex="variable"/>
    </style:style>
    <style:style style:name="ListLabel_20_77" style:display-name="ListLabel 77" style:family="text">
      <style:text-properties style:font-name-complex="Wingdings 21" style:font-family-complex="'Wingdings 2'" style:font-family-generic-complex="system" style:font-pitch-complex="variable"/>
    </style:style>
    <style:style style:name="ListLabel_20_78" style:display-name="ListLabel 78" style:family="text">
      <style:text-properties style:font-name-complex="OpenSymbol1" style:font-family-complex="OpenSymbol" style:font-family-generic-complex="system" style:font-pitch-complex="variable"/>
    </style:style>
    <style:style style:name="ListLabel_20_79" style:display-name="ListLabel 79" style:family="text">
      <style:text-properties style:font-name-complex="Wingdings1" style:font-family-complex="Wingdings" style:font-family-generic-complex="system" style:font-pitch-complex="variable"/>
    </style:style>
    <style:style style:name="ListLabel_20_80" style:display-name="ListLabel 80" style:family="text">
      <style:text-properties style:font-name-complex="Wingdings 21" style:font-family-complex="'Wingdings 2'"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ListLabel_20_82" style:display-name="ListLabel 82" style:family="text">
      <style:text-properties style:font-name-complex="Wingdings1" style:font-family-complex="Wingdings" style:font-family-generic-complex="system" style:font-pitch-complex="variable"/>
    </style:style>
    <style:style style:name="ListLabel_20_83" style:display-name="ListLabel 83" style:family="text">
      <style:text-properties style:font-name-complex="Wingdings 21" style:font-family-complex="'Wingdings 2'" style:font-family-generic-complex="system" style:font-pitch-complex="variable"/>
    </style:style>
    <style:style style:name="ListLabel_20_84" style:display-name="ListLabel 84" style:family="text">
      <style:text-properties style:font-name-complex="OpenSymbol1" style:font-family-complex="OpenSymbol" style:font-family-generic-complex="system" style:font-pitch-complex="variable"/>
    </style:style>
    <style:style style:name="ListLabel_20_85" style:display-name="ListLabel 85" style:family="text">
      <style:text-properties style:font-name-complex="Wingdings1" style:font-family-complex="Wingdings" style:font-family-generic-complex="system" style:font-pitch-complex="variable"/>
    </style:style>
    <style:style style:name="ListLabel_20_86" style:display-name="ListLabel 86" style:family="text">
      <style:text-properties style:font-name-complex="Wingdings 21" style:font-family-complex="'Wingdings 2'" style:font-family-generic-complex="system" style:font-pitch-complex="variable"/>
    </style:style>
    <style:style style:name="ListLabel_20_87" style:display-name="ListLabel 87" style:family="text">
      <style:text-properties style:font-name-complex="OpenSymbol1" style:font-family-complex="OpenSymbol" style:font-family-generic-complex="system" style:font-pitch-complex="variable"/>
    </style:style>
    <style:style style:name="ListLabel_20_88" style:display-name="ListLabel 88" style:family="text">
      <style:text-properties style:font-name-complex="Wingdings1" style:font-family-complex="Wingdings" style:font-family-generic-complex="system" style:font-pitch-complex="variable"/>
    </style:style>
    <style:style style:name="ListLabel_20_89" style:display-name="ListLabel 89" style:family="text">
      <style:text-properties style:font-name-complex="Wingdings 21" style:font-family-complex="'Wingdings 2'" style:font-family-generic-complex="system" style:font-pitch-complex="variable"/>
    </style:style>
    <style:style style:name="ListLabel_20_90" style:display-name="ListLabel 90" style:family="text">
      <style:text-properties style:font-name-complex="OpenSymbol1" style:font-family-complex="OpenSymbol" style:font-family-generic-complex="system" style:font-pitch-complex="variable"/>
    </style:style>
    <style:style style:name="ListLabel_20_91" style:display-name="ListLabel 91" style:family="text">
      <style:text-properties style:font-name-complex="Wingdings1" style:font-family-complex="Wingdings" style:font-family-generic-complex="system" style:font-pitch-complex="variable"/>
    </style:style>
    <style:style style:name="ListLabel_20_92" style:display-name="ListLabel 92" style:family="text">
      <style:text-properties style:font-name-complex="Wingdings 21" style:font-family-complex="'Wingdings 2'" style:font-family-generic-complex="system" style:font-pitch-complex="variable"/>
    </style:style>
    <style:style style:name="ListLabel_20_93" style:display-name="ListLabel 93" style:family="text">
      <style:text-properties style:font-name-complex="OpenSymbol1" style:font-family-complex="OpenSymbol" style:font-family-generic-complex="system" style:font-pitch-complex="variable"/>
    </style:style>
    <style:style style:name="ListLabel_20_94" style:display-name="ListLabel 94" style:family="text">
      <style:text-properties style:font-name-complex="Wingdings1" style:font-family-complex="Wingdings" style:font-family-generic-complex="system" style:font-pitch-complex="variable"/>
    </style:style>
    <style:style style:name="ListLabel_20_95" style:display-name="ListLabel 95" style:family="text">
      <style:text-properties style:font-name-complex="Wingdings 21" style:font-family-complex="'Wingdings 2'" style:font-family-generic-complex="system" style:font-pitch-complex="variable"/>
    </style:style>
    <style:style style:name="ListLabel_20_96" style:display-name="ListLabel 96" style:family="text">
      <style:text-properties style:font-name-complex="OpenSymbol1" style:font-family-complex="OpenSymbol" style:font-family-generic-complex="system" style:font-pitch-complex="variable"/>
    </style:style>
    <style:style style:name="ListLabel_20_97" style:display-name="ListLabel 97" style:family="text">
      <style:text-properties style:font-name-complex="Wingdings1" style:font-family-complex="Wingdings" style:font-family-generic-complex="system" style:font-pitch-complex="variable"/>
    </style:style>
    <style:style style:name="ListLabel_20_98" style:display-name="ListLabel 98" style:family="text">
      <style:text-properties style:font-name-complex="Wingdings 21" style:font-family-complex="'Wingdings 2'" style:font-family-generic-complex="system" style:font-pitch-complex="variable"/>
    </style:style>
    <style:style style:name="ListLabel_20_99" style:display-name="ListLabel 99" style:family="text">
      <style:text-properties style:font-name-complex="OpenSymbol1" style:font-family-complex="OpenSymbol" style:font-family-generic-complex="system" style:font-pitch-complex="variable"/>
    </style:style>
    <style:style style:name="ListLabel_20_100" style:display-name="ListLabel 100" style:family="text">
      <style:text-properties style:font-name-complex="Wingdings1" style:font-family-complex="Wingdings" style:font-family-generic-complex="system" style:font-pitch-complex="variable"/>
    </style:style>
    <style:style style:name="ListLabel_20_101" style:display-name="ListLabel 101" style:family="text">
      <style:text-properties style:font-name-complex="Wingdings 21" style:font-family-complex="'Wingdings 2'" style:font-family-generic-complex="system" style:font-pitch-complex="variable"/>
    </style:style>
    <style:style style:name="ListLabel_20_102" style:display-name="ListLabel 102" style:family="text">
      <style:text-properties style:font-name-complex="OpenSymbol1" style:font-family-complex="OpenSymbol" style:font-family-generic-complex="system" style:font-pitch-complex="variable"/>
    </style:style>
    <style:style style:name="ListLabel_20_103" style:display-name="ListLabel 103" style:family="text">
      <style:text-properties style:font-name-complex="Wingdings1" style:font-family-complex="Wingdings" style:font-family-generic-complex="system" style:font-pitch-complex="variable"/>
    </style:style>
    <style:style style:name="ListLabel_20_104" style:display-name="ListLabel 104" style:family="text">
      <style:text-properties style:font-name-complex="Wingdings 21" style:font-family-complex="'Wingdings 2'" style:font-family-generic-complex="system" style:font-pitch-complex="variable"/>
    </style:style>
    <style:style style:name="ListLabel_20_105" style:display-name="ListLabel 105" style:family="text">
      <style:text-properties style:font-name-complex="OpenSymbol1" style:font-family-complex="OpenSymbol" style:font-family-generic-complex="system" style:font-pitch-complex="variable"/>
    </style:style>
    <style:style style:name="ListLabel_20_106" style:display-name="ListLabel 106" style:family="text">
      <style:text-properties style:font-name-complex="Wingdings1" style:font-family-complex="Wingdings" style:font-family-generic-complex="system" style:font-pitch-complex="variable"/>
    </style:style>
    <style:style style:name="ListLabel_20_107" style:display-name="ListLabel 107" style:family="text">
      <style:text-properties style:font-name-complex="Wingdings 21" style:font-family-complex="'Wingdings 2'" style:font-family-generic-complex="system" style:font-pitch-complex="variable"/>
    </style:style>
    <style:style style:name="ListLabel_20_108" style:display-name="ListLabel 108" style:family="text">
      <style:text-properties style:font-name-complex="OpenSymbol1" style:font-family-complex="OpenSymbol" style:font-family-generic-complex="system" style:font-pitch-complex="variable"/>
    </style:style>
    <style:style style:name="ListLabel_20_109" style:display-name="ListLabel 109" style:family="text">
      <style:text-properties style:font-name-complex="Wingdings1" style:font-family-complex="Wingdings" style:font-family-generic-complex="system" style:font-pitch-complex="variable"/>
    </style:style>
    <style:style style:name="ListLabel_20_110" style:display-name="ListLabel 110" style:family="text">
      <style:text-properties style:font-name-complex="Wingdings 21" style:font-family-complex="'Wingdings 2'" style:font-family-generic-complex="system" style:font-pitch-complex="variable"/>
    </style:style>
    <style:style style:name="ListLabel_20_111" style:display-name="ListLabel 111" style:family="text">
      <style:text-properties style:font-name-complex="OpenSymbol1" style:font-family-complex="OpenSymbol" style:font-family-generic-complex="system" style:font-pitch-complex="variable"/>
    </style:style>
    <style:style style:name="ListLabel_20_112" style:display-name="ListLabel 112" style:family="text">
      <style:text-properties style:font-name-complex="Wingdings1" style:font-family-complex="Wingdings" style:font-family-generic-complex="system" style:font-pitch-complex="variable"/>
    </style:style>
    <style:style style:name="ListLabel_20_113" style:display-name="ListLabel 113" style:family="text">
      <style:text-properties style:font-name-complex="Wingdings 21" style:font-family-complex="'Wingdings 2'" style:font-family-generic-complex="system" style:font-pitch-complex="variable"/>
    </style:style>
    <style:style style:name="ListLabel_20_114" style:display-name="ListLabel 114" style:family="text">
      <style:text-properties style:font-name-complex="OpenSymbol1" style:font-family-complex="OpenSymbol" style:font-family-generic-complex="system" style:font-pitch-complex="variable"/>
    </style:style>
    <style:style style:name="ListLabel_20_115" style:display-name="ListLabel 115" style:family="text">
      <style:text-properties style:font-name-complex="Wingdings1" style:font-family-complex="Wingdings" style:font-family-generic-complex="system" style:font-pitch-complex="variable"/>
    </style:style>
    <style:style style:name="ListLabel_20_116" style:display-name="ListLabel 116" style:family="text">
      <style:text-properties style:font-name-complex="Wingdings 21" style:font-family-complex="'Wingdings 2'"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3"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ListLabel_20_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5"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6"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bullet text:level="7" text:style-name="ListLabel_20_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8"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9" text:bullet-char="■">
        <style:list-level-properties text:list-level-position-and-space-mode="label-alignment">
          <style:list-level-label-alignment text:label-followed-by="listtab" fo:text-indent="-0.635cm" fo:margin-left="11.43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1"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12"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ListLabel_20_1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14"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15"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bullet text:level="7" text:style-name="ListLabel_20_1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17"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18" text:bullet-char="■">
        <style:list-level-properties text:list-level-position-and-space-mode="label-alignment">
          <style:list-level-label-alignment text:label-followed-by="listtab" fo:text-indent="-0.635cm" fo:margin-left="11.43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0"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21"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ListLabel_20_22"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23"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24"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bullet text:level="7" text:style-name="ListLabel_20_25"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26"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27" text:bullet-char="■">
        <style:list-level-properties text:list-level-position-and-space-mode="label-alignment">
          <style:list-level-label-alignment text:label-followed-by="listtab" fo:text-indent="-0.635cm" fo:margin-left="11.43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9"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30"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ListLabel_20_31"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32"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33"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bullet text:level="7" text:style-name="ListLabel_20_34"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35"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36" text:bullet-char="■">
        <style:list-level-properties text:list-level-position-and-space-mode="label-alignment">
          <style:list-level-label-alignment text:label-followed-by="listtab" fo:text-indent="-0.635cm" fo:margin-left="11.43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8"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39"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ListLabel_20_40"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41"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42"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bullet text:level="7" text:style-name="ListLabel_20_43"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44"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45" text:bullet-char="■">
        <style:list-level-properties text:list-level-position-and-space-mode="label-alignment">
          <style:list-level-label-alignment text:label-followed-by="listtab" fo:text-indent="-0.635cm" fo:margin-left="11.43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47"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48"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ListLabel_20_49"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50"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51"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bullet text:level="7" text:style-name="ListLabel_20_52"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53"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54" text:bullet-char="■">
        <style:list-level-properties text:list-level-position-and-space-mode="label-alignment">
          <style:list-level-label-alignment text:label-followed-by="listtab" fo:text-indent="-0.635cm" fo:margin-left="11.43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56"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57"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ListLabel_20_58"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59"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60"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bullet text:level="7" text:style-name="ListLabel_20_61"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62"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63" text:bullet-char="■">
        <style:list-level-properties text:list-level-position-and-space-mode="label-alignment">
          <style:list-level-label-alignment text:label-followed-by="listtab" fo:text-indent="-0.635cm" fo:margin-left="11.43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65"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66"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ListLabel_20_67"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68"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69"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bullet text:level="7" text:style-name="ListLabel_20_70"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71"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72" text:bullet-char="■">
        <style:list-level-properties text:list-level-position-and-space-mode="label-alignment">
          <style:list-level-label-alignment text:label-followed-by="listtab" fo:text-indent="-0.635cm" fo:margin-left="11.43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74"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7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ListLabel_20_76"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77"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78"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bullet text:level="7" text:style-name="ListLabel_20_79"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80"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81" text:bullet-char="■">
        <style:list-level-properties text:list-level-position-and-space-mode="label-alignment">
          <style:list-level-label-alignment text:label-followed-by="listtab" fo:text-indent="-0.635cm" fo:margin-left="11.43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83"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84"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ListLabel_20_85"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86"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87"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bullet text:level="7" text:style-name="ListLabel_20_88"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89"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90" text:bullet-char="■">
        <style:list-level-properties text:list-level-position-and-space-mode="label-alignment">
          <style:list-level-label-alignment text:label-followed-by="listtab" fo:text-indent="-0.635cm" fo:margin-left="11.43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92"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93"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ListLabel_20_9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95"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96"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bullet text:level="7" text:style-name="ListLabel_20_9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98"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99" text:bullet-char="■">
        <style:list-level-properties text:list-level-position-and-space-mode="label-alignment">
          <style:list-level-label-alignment text:label-followed-by="listtab" fo:text-indent="-0.635cm" fo:margin-left="11.43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01"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102"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ListLabel_20_10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104"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105"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bullet text:level="7" text:style-name="ListLabel_20_10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107"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108" text:bullet-char="■">
        <style:list-level-properties text:list-level-position-and-space-mode="label-alignment">
          <style:list-level-label-alignment text:label-followed-by="listtab" fo:text-indent="-0.635cm" fo:margin-left="11.43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10"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111"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4" text:style-name="ListLabel_20_112"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113"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114" text:bullet-char="■">
        <style:list-level-properties text:list-level-position-and-space-mode="label-alignment">
          <style:list-level-label-alignment text:label-followed-by="listtab" fo:text-indent="-0.635cm" fo:margin-left="7.62cm"/>
        </style:list-level-properties>
        <style:text-properties style:font-name="OpenSymbol"/>
      </text:list-level-style-bullet>
      <text:list-level-style-bullet text:level="7" text:style-name="ListLabel_20_115"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116"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117" text:bullet-char="■">
        <style:list-level-properties text:list-level-position-and-space-mode="label-alignment">
          <style:list-level-label-alignment text:label-followed-by="listtab" fo:text-indent="-0.635cm" fo:margin-left="11.43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18.045cm" fo:margin-left="0cm" fo:margin-top="0cm" fo:margin-bottom="0cm" table:align="left" style:writing-mode="lr-tb"/>
    </style:style>
    <style:style style:name="Tabla1.A" style:family="table-column">
      <style:table-column-properties style:column-width="7.512cm"/>
    </style:style>
    <style:style style:name="Tabla1.B" style:family="table-column">
      <style:table-column-properties style:column-width="10.532cm"/>
    </style:style>
    <style:style style:name="Tabla1.1" style:family="table-row">
      <style:table-row-properties fo:keep-together="auto"/>
    </style:style>
    <style:style style:name="Tabla1.A1" style:family="table-cell">
      <style:table-cell-properties fo:background-color="transparent" fo:padding="0.176cm" fo:border="none">
        <style:background-image/>
      </style:table-cell-properties>
    </style:style>
    <style:style style:name="MP1" style:family="paragraph" style:parent-style-name="LO-normal">
      <style:paragraph-properties fo:line-height="100%" fo:orphans="0" fo:widows="0"/>
    </style:style>
    <style:style style:name="MP2" style:family="paragraph" style:parent-style-name="LO-normal">
      <style:paragraph-properties fo:text-align="end" style:justify-single-word="false"/>
      <style:text-properties fo:font-size="10pt" style:font-size-asian="10pt" style:font-size-complex="10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cm" fo:margin-bottom="1.75cm" fo:margin-left="1.75cm" fo:margin-right="1.75cm" style:writing-mode="lr-tb" style:layout-grid-color="#c0c0c0" style:layout-grid-lines="138"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style:dynamic-spacing="true"/>
      </style:header-style>
      <style:footer-style/>
    </style:page-layout>
  </office:automatic-styles>
  <office:master-styles>
    <style:master-page style:name="Standard" style:page-layout-name="Mpm1">
      <style:header>
        <text:p text:style-name="LO-normal"/>
        <table:table table:name="Tabla1" table:style-name="Tabla1">
          <table:table-column table:style-name="Tabla1.A"/>
          <table:table-column table:style-name="Tabla1.B"/>
          <table:table-row table:style-name="Tabla1.1">
            <table:table-cell table:style-name="Tabla1.A1" office:value-type="string">
              <text:p text:style-name="MP1"><draw:frame draw:style-name="Mfr1" draw:name="image1.png" text:anchor-type="as-char" svg:width="6.202cm" svg:height="2.044cm" draw:z-index="6"><draw:image xlink:href="Pictures/100002010000038300000124E1ED40F446AFF790.png" xlink:type="simple" xlink:show="embed" xlink:actuate="onLoad" loext:mime-type="image/png"/></draw:frame></text:p>
            </table:table-cell>
            <table:table-cell table:style-name="Tabla1.A1" office:value-type="string">
              <text:p text:style-name="MP2">CENTRO UNIVERSITARIO DE OCCIDENTE</text:p>
              <text:p text:style-name="MP2">DIVISIÓN DE CIENCIAS DE LA INGENIERÍA</text:p>
              <text:p text:style-name="MP2">INTRODUCCIÓN A LA PROGRAMACIÓN Y COMPUTACIÓN 2</text:p>
              <text:p text:style-name="MP2">PROYECTO 1</text:p>
            </table:table-cell>
          </table:table-row>
        </table:table>
        <text:p text:style-name="LO-normal"/>
      </style:head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language>es-ES</dc:language>
    <dc:date>2021-09-08T02:32:18.929216813</dc:date>
    <meta:editing-cycles>32</meta:editing-cycles>
    <meta:editing-duration>P1DT17H46M8S</meta:editing-duration>
    <meta:generator>LibreOffice/6.4.6.2$Linux_X86_64 LibreOffice_project/40$Build-2</meta:generator>
    <meta:document-statistic meta:table-count="1" meta:image-count="1" meta:object-count="0" meta:page-count="7" meta:paragraph-count="156" meta:word-count="2224" meta:character-count="13053" meta:non-whitespace-character-count="11048"/>
  </office:meta>
</office:document-meta>
</file>